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Key Technologies and Tools in Full-Stack Development</text:h>
      <text:h text:style-name="Heading_20_1" text:outline-level="1">Introduction</text:h>
      <text:p text:style-name="Text_20_body">Full-stack development involves working on web applications' front-end (client-side) and back-end (server-side). This requires broad technologies and tools to ensure smooth interaction between the user interface and the server. Below is a breakdown of the most essential technologies used in full-stack development.</text:p>
      <text:h text:style-name="Heading_20_2" text:outline-level="2">Front-End Technologies</text:h>
      <text:p text:style-name="Text_20_body">Front-end technologies focus on building the user-facing side of a web application, ensuring it is interactive, visually appealing, and responsive. The core components of front-end development include:</text:p>
      <text:h text:style-name="Heading_20_3" text:outline-level="3">HTML (HyperText Markup Language)</text:h>
      <text:p text:style-name="Text_20_body">HTML is the standard markup language used to structure content on the web. It defines elements such as text, images, and links using a system of tags. Each webpage is built on a foundation of HTML, which provides the structure necessary for rendering content in browsers.</text:p>
      <text:h text:style-name="Heading_20_3" text:outline-level="3">CSS (Cascading Style Sheets)</text:h>
      <text:p text:style-name="Text_20_body">CSS styles HTML elements, defining how the content looks in terms of layout, colors, fonts, and spacing. It helps separate content from design, making websites easier to maintain and update. Using selectors, properties, and values, developers can style multiple elements consistently across web pages.</text:p>
      <text:h text:style-name="Heading_20_3" text:outline-level="3">JavaScript</text:h>
      <text:p text:style-name="Text_20_body">JavaScript is a programming language that makes web pages interactive. It handles dynamic content, such as form validation, animations, and real-time updates without reloading the page. JavaScript also plays a key role in manipulating HTML and CSS to create responsive, user-friendly interfaces.</text:p>
      <text:h text:style-name="Heading_20_3" text:outline-level="3">Frameworks and Libraries </text:h>
      <text:p text:style-name="Text_20_body">Front-end development is further enhanced by frameworks and libraries that simplify and speed up coding:</text:p>
      <text:list xml:id="list4046289535" text:style-name="L1">
        <text:list-item>
          <text:p text:style-name="P1">React.js: A powerful library for building user interfaces, especially single-page applications (SPAs).</text:p>
        </text:list-item>
        <text:list-item>
          <text:p text:style-name="P1"><text:soft-page-break/>Angular: A robust front-end framework maintained by Google, ideal for building dynamic web apps.</text:p>
        </text:list-item>
        <text:list-item>
          <text:p text:style-name="P1">Vue.js: A flexible framework for developing user interfaces, particularly favored for its simplicity and ease of integration.</text:p>
        </text:list-item>
      </text:list>
      <text:h text:style-name="Heading_20_2" text:outline-level="2">Back-End Technologies</text:h>
      <text:p text:style-name="Text_20_body">Back-end technologies handle the server-side logic that powers a web application, managing databases, APIs, and interactions between the server and the front-end. Full-stack developers must be proficient in several key back-end languages and tools.</text:p>
      <text:h text:style-name="Heading_20_3" text:outline-level="3">Server-Side Programming Languages</text:h>
      <text:p text:style-name="Text_20_body">Full-stack developers use server-side languages to create the logic that processes requests and communicates with databases. Some of the most popular back-end languages include:</text:p>
      <text:list xml:id="list3789160889" text:style-name="L2">
        <text:list-item>
          <text:p text:style-name="P2">C#: Known for building APIs and handling complex server logic, especially in enterprise environments.</text:p>
        </text:list-item>
        <text:list-item>
          <text:p text:style-name="P2">Python: Highly versatile, used in back-end development for data analysis, machine learning, and business logic.</text:p>
        </text:list-item>
        <text:list-item>
          <text:p text:style-name="P2">Ruby: Favored for its simplicity, Ruby enables rapid development with clean and readable code, especially when using the Ruby on Rails framework.</text:p>
        </text:list-item>
        <text:list-item>
          <text:p text:style-name="P2">JavaScript (Node.js): While primarily used for front-end, JavaScript can be used server-side through Node.js, a runtime environment that enables JavaScript to run on the server, creating fast and scalable applications.</text:p>
        </text:list-item>
      </text:list>
      <text:h text:style-name="Heading_20_3" text:outline-level="3">Back-End Frameworks</text:h>
      <text:p text:style-name="Text_20_body">Back-end frameworks provide a structured approach to building web applications, offering ready-made solutions for common server-side tasks. Common frameworks include:</text:p>
      <text:list xml:id="list1150990015" text:style-name="L3">
        <text:list-item>
          <text:p text:style-name="P3">Express.js: A minimalist web framework for Node.js, simplifying tasks such as routing and middleware.</text:p>
        </text:list-item>
        <text:list-item>
          <text:p text:style-name="P3">Django: A Python-based framework that excels in handling data-heavy applications, providing built-in tools for security, database management, and user authentication.</text:p>
        </text:list-item>
        <text:list-item>
          <text:p text:style-name="P3">Ruby on Rails: Known for its developer-friendly approach, it streamlines tasks such as creating database migrations, handling forms, and sending emails.</text:p>
        </text:list-item>
      </text:list>
      <text:h text:style-name="Heading_20_3" text:outline-level="3">Libraries</text:h>
      <text:p text:style-name="Text_20_body">As in front-end development, back-end libraries are crucial in simplifying complex tasks. For <text:soft-page-break/>example:</text:p>
      <text:list xml:id="list2518975437" text:style-name="L4">
        <text:list-item>
          <text:p text:style-name="P4">Node.js: Enables developers to build server-side applications using JavaScript.</text:p>
        </text:list-item>
        <text:list-item>
          <text:p text:style-name="P4">React.js and Vue.js: These libraries are also utilized in the back-end to manage the dynamic interaction between front-end and back-end services.</text:p>
        </text:list-item>
      </text:list>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bg" fo:country="BG"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style:contextual-spacing="false" fo:line-height="115%"/>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6-03-07T17:20:34.862000000</dc:date>
    <meta:editing-duration>PT5S</meta:editing-duration>
    <meta:editing-cycles>1</meta:editing-cycles>
    <meta:document-statistic meta:table-count="0" meta:image-count="0" meta:object-count="0" meta:page-count="3" meta:paragraph-count="33" meta:word-count="559" meta:character-count="3996" meta:non-whitespace-character-count="3481"/>
    <meta:generator>LibreOffice/7.3.4.2$Windows_X86_64 LibreOffice_project/728fec16bd5f605073805c3c9e7c4212a0120dc5</meta:generator>
  </office:meta>
</office:document-meta>
</file>